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b057"/>
    </style:style>
    <style:style style:name="T2" style:family="text">
      <style:text-properties officeooo:rsid="000e0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 introduction to 'In the Summer of 1980'.</text:p>
      <text:p text:style-name="Standard"/>
      <text:p text:style-name="Standard">This yere de story of … sorry I am digressing. <text:s/>Here is an ins<text:span text:style-name="T1">i</text:span>ght and ramblings of a south London guy, conceived in the middle of WW2. </text:p>
      <text:p text:style-name="Standard"/>
      <text:p text:style-name="Standard">It was Brian's fault that you are reading this. He asked me to put some words together for the Spectrum Discovery Club magazine about how I got started with computing. <text:s/><text:span text:style-name="T1">So I did.</text:span></text:p>
      <text:p text:style-name="Standard"/>
      <text:p text:style-name="Standard">Many years have past and I had a light bulb moment (I don't get many of these you will pleased to learn). I thought about adding some more words. <text:s/>This might help me rem<text:span text:style-name="T1">em</text:span>ber some of my experiences and the great people I have met along the way.</text:p>
      <text:p text:style-name="Standard"/>
      <text:p text:style-name="Standard">I hope you get some enjoyment from reading 'In the Summer of 1980' and maybe it will inspire you to put pen to paper. <text:s/>Then I can have the benefit of reading your experiences. <text:s/>If enough people do join in we may have a best selling book, a movie, or something.</text:p>
      <text:p text:style-name="Standard"/>
      <text:p text:style-name="Standard">Jack Gibbons <text:span text:style-name="T2">04/08/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4T06:33:47.519000000</meta:creation-date>
    <dc:date>2020-08-04T06:43:03.271000000</dc:date>
    <meta:editing-duration>PT9M15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6" meta:word-count="170" meta:character-count="884" meta:non-whitespace-character-count="714"/>
  </office:meta>
</office:document-meta>
</file>